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Standard">
      <style:text-properties officeooo:rsid="0010dc41" officeooo:paragraph-rsid="0010dc41"/>
    </style:style>
    <style:style style:name="P3" style:family="paragraph" style:parent-style-name="Heading_20_1" style:list-style-name=""/>
    <style:style style:name="P4" style:family="paragraph" style:parent-style-name="Heading_20_2" style:list-style-name=""/>
    <style:style style:name="P5" style:family="paragraph" style:parent-style-name="Heading_20_2" style:list-style-name="">
      <style:text-properties officeooo:rsid="0010dc41" officeooo:paragraph-rsid="0010dc41"/>
    </style:style>
    <style:style style:name="P6" style:family="paragraph" style:parent-style-name="List_20_Paragraph" style:list-style-name="L3">
      <style:text-properties officeooo:rsid="001a4fa0" officeooo:paragraph-rsid="001a4fa0"/>
    </style:style>
    <style:style style:name="P7" style:family="paragraph" style:parent-style-name="Standard" style:list-style-name="L3">
      <style:text-properties officeooo:rsid="001a4fa0" officeooo:paragraph-rsid="001a4fa0"/>
    </style:style>
    <style:style style:name="P8" style:family="paragraph" style:parent-style-name="Text_20_body">
      <style:text-properties officeooo:rsid="001a4fa0" officeooo:paragraph-rsid="001a4fa0"/>
    </style:style>
    <style:style style:name="P9" style:family="paragraph" style:parent-style-name="Text_20_body" style:list-style-name="L3">
      <style:text-properties officeooo:paragraph-rsid="001a4fa0"/>
    </style:style>
    <style:style style:name="P10" style:family="paragraph" style:parent-style-name="Text_20_body">
      <style:text-properties officeooo:rsid="0016fefb" officeooo:paragraph-rsid="0016fefb"/>
    </style:style>
    <style:style style:name="T1" style:family="text">
      <style:text-properties officeooo:rsid="00148492"/>
    </style:style>
    <style:style style:name="T2" style:family="text">
      <style:text-properties officeooo:rsid="0017ac76"/>
    </style:style>
    <style:style style:name="T3" style:family="text">
      <style:text-properties officeooo:rsid="00191019"/>
    </style:style>
    <style:style style:name="T4" style:family="text">
      <style:text-properties officeooo:rsid="001a4f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ctivité <text:span text:style-name="T2">4</text:span> : <text:span text:style-name="T2">Le modèle</text:span></text:h>
      <text:h text:style-name="Heading_20_2" text:outline-level="2" text:is-list-header="true">Temporalité</text:h>
      <text:p text:style-name="P1">Le <text:span text:style-name="T3">jeudi</text:span> 0<text:span text:style-name="T3">8</text:span> juin de <text:span text:style-name="T3">8</text:span>h<text:span text:style-name="T3">0</text:span><text:span text:style-name="T1">0</text:span> à <text:span text:style-name="T1">1</text:span><text:span text:style-name="T3">1</text:span><text:span text:style-name="T1">h</text:span><text:span text:style-name="T3">00</text:span></text:p>
      <text:h text:style-name="P5" text:outline-level="2">Le brief</text:h>
      <text:list xml:id="list1986900891" text:style-name="L3">
        <text:list-item>
          <text:p text:style-name="P9"><text:span text:style-name="T4">Proposez le diagramme de classes <text:s/>pour <text:s/>une marque et son manager en BDD</text:span></text:p>
        </text:list-item>
        <text:list-item>
          <text:p text:style-name="P6">Développer la classe Mark avec les méthodes hydrate(array $data):Mark et isNew():Bool et son MarkManager avec les méthodes <text:s/>findAll():array, find(int $id) Mark , create (Mark $mark):Mark uniquement .</text:p>
        </text:list-item>
        <text:list-item>
          <text:p text:style-name="P7">Faire quelques tests</text:p>
        </text:list-item>
        <text:list-item>
          <text:p text:style-name="P7">‘Pushez’ votre solution sur Github dans une branche Modèle et votre diagramme de classe sur le drive.</text:p>
        </text:list-item>
        <text:list-item>
          <text:p text:style-name="P7"><text:s text:c="2"/>M’avertir par mail</text:p>
        </text:list-item>
      </text:list>
      <text:p text:style-name="P2"/>
      <text:h text:style-name="P4" text:outline-level="2">Compétence(s) ciblée(s)</text:h>
      <text:p text:style-name="P8">3 – Développer des composants d’accès aux données </text:p>
      <text:p text:style-name="P10"><text:span text:style-name="T4">10</text:span> – Concevoir une application</text:p>
      <text:p text:style-name="P8">11 – Développer des composants métier</text:p>
      <text:h text:style-name="P4" text:outline-level="2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6T14:49:55.483000000</dc:date>
    <meta:editing-duration>PT48M30S</meta:editing-duration>
    <meta:editing-cycles>9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3" meta:word-count="102" meta:character-count="630" meta:non-whitespace-character-count="537"/>
  </office:meta>
</office:document-meta>
</file>